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7483" officeooo:paragraph-rsid="00157483"/>
    </style:style>
    <style:style style:name="P2" style:family="paragraph" style:parent-style-name="Standard">
      <style:text-properties officeooo:rsid="00157483" officeooo:paragraph-rsid="001839c7"/>
    </style:style>
    <style:style style:name="P3" style:family="paragraph" style:parent-style-name="Standard">
      <style:text-properties officeooo:rsid="00157483" officeooo:paragraph-rsid="0019fe7a"/>
    </style:style>
    <style:style style:name="P4" style:family="paragraph" style:parent-style-name="Standard">
      <style:text-properties officeooo:rsid="00166021" officeooo:paragraph-rsid="00166021"/>
    </style:style>
    <style:style style:name="P5" style:family="paragraph" style:parent-style-name="Standard">
      <style:text-properties officeooo:rsid="001a1ec6" officeooo:paragraph-rsid="001a1ec6"/>
    </style:style>
    <style:style style:name="T1" style:family="text">
      <style:text-properties officeooo:rsid="00166021"/>
    </style:style>
    <style:style style:name="T2" style:family="text">
      <style:text-properties officeooo:rsid="0019fe7a"/>
    </style:style>
    <style:style style:name="T3" style:family="text">
      <style:text-properties officeooo:rsid="001a1ec6"/>
    </style:style>
    <style:style style:name="T4" style:family="text">
      <style:text-properties officeooo:rsid="001c49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ote Port Forwarding</text:p>
      <text:p text:style-name="P1"/>
      <text:p text:style-name="P1">student30 <text:s/>password30 <text:s text:c="2"/>PivotIP: 10.50.29.28 Port 9030</text:p>
      <text:p text:style-name="P1">student30 <text:s/>password30 <text:s/>JoseIP: 10.50.26.128</text:p>
      <text:p text:style-name="P1"/>
      <text:p text:style-name="P1">Task 1 and Task 2</text:p>
      <text:p text:style-name="P1">(On net1) </text:p>
      <text:p text:style-name="P1"><text:tab/>- telnet <text:a xlink:type="simple" xlink:href="mailto:student30@10.50.26.138" text:style-name="Internet_20_link" text:visited-style-name="Visited_20_Internet_20_Link">10.50.26.138</text:a> (then login using student30:password30)</text:p>
      <text:p text:style-name="P1">(On net1, but telnet to target machine)</text:p>
      <text:p text:style-name="P1"><text:tab/>- ssh -R 9030:localhost:80 <text:a xlink:type="simple" xlink:href="mailto:student30@10.50.29.28" text:style-name="Internet_20_link" text:visited-style-name="Visited_20_Internet_20_Link">student30@10.</text:a>3.0.10 -NT</text:p>
      <text:p text:style-name="P1">(Back on net1)</text:p>
      <text:p text:style-name="P1"><text:tab/>- ssh -L 1111:localhost:9030 <text:a xlink:type="simple" xlink:href="mailto:student30@10.50.29.28" text:style-name="Internet_20_link" text:visited-style-name="Visited_20_Internet_20_Link">student30@10.50.29.28</text:a> -NT</text:p>
      <text:p text:style-name="P1"><text:tab/><text:span text:style-name="T1">- </text:span><text:a xlink:type="simple" xlink:href="http://localhost:1111/" text:style-name="Internet_20_link" text:visited-style-name="Visited_20_Internet_20_Link"><text:span text:style-name="T1">http://localhost:1111</text:span></text:a></text:p>
      <text:p text:style-name="P1"><text:tab/><text:tab/><text:span text:style-name="T1">- This produced the following:</text:span></text:p>
      <text:p text:style-name="P1"><text:span text:style-name="T1">- You have accessed Jose’s HTTP site. Jose is a big fan of social media. He also hosts his own blog on this HTTP website!</text:span></text:p>
      <text:p text:style-name="P1"/>
      <text:p text:style-name="P1"/>
      <text:p text:style-name="P4">Task 3</text:p>
      <text:p text:style-name="P2">(On net1) <text:span text:style-name="T4">#creates telnet connection to Jose</text:span></text:p>
      <text:p text:style-name="P2"><text:tab/>- telnet <text:a xlink:type="simple" xlink:href="mailto:student30@10.50.26.138" text:style-name="Internet_20_link" text:visited-style-name="Visited_20_Internet_20_Link">10.50.26.138</text:a> (then login using student30:password30)</text:p>
      <text:p text:style-name="P2">(On net1, but telnet to target machine) <text:span text:style-name="T4">#creates remote port forwarding back to Atropia</text:span></text:p>
      <text:p text:style-name="P2"><text:tab/>- ssh -R 9030:localhost:<text:span text:style-name="T3">22</text:span> <text:a xlink:type="simple" xlink:href="mailto:student30@10.50.29.28" text:style-name="Internet_20_link" text:visited-style-name="Visited_20_Internet_20_Link">student30@10.</text:a>3.0.10 -NT</text:p>
      <text:p text:style-name="P2">(Back on net1) <text:span text:style-name="T4">#creates local port forwarding from net1 to Atropia</text:span></text:p>
      <text:p text:style-name="P2"><text:tab/>- ssh -L 1111:localhost:9030 <text:a xlink:type="simple" xlink:href="mailto:student30@10.50.29.28" text:style-name="Internet_20_link" text:visited-style-name="Visited_20_Internet_20_Link">student30@10.50.29.28</text:a> -NT</text:p>
      <text:p text:style-name="P5">(New terminal net1) <text:span text:style-name="T4">#creates dynamic port forwarding from net1 to Jose</text:span></text:p>
      <text:p text:style-name="P2"><text:tab/><text:span text:style-name="T2">- ssh -D 9050 </text:span><text:a xlink:type="simple" xlink:href="mailto:student30@10.50.29.28" text:style-name="Internet_20_link" text:visited-style-name="Visited_20_Internet_20_Link"><text:span text:style-name="T2">student30@</text:span></text:a><text:span text:style-name="T2">localhost -p 1111 -NT</text:span></text:p>
      <text:p text:style-name="P5">(New terminal net1) <text:span text:style-name="T4">#scans the 10.2.0.0/25 network for common open ports/services</text:span></text:p>
      <text:p text:style-name="P3"><text:tab/><text:span text:style-name="T2">- proxychains $(for i in {0..127}; do nc -v -n -z -w 1 10.2.0.$i 20 21 22 23 80; don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9:02:36.863135681</meta:creation-date>
    <dc:date>2018-12-04T11:00:52.741764785</dc:date>
    <meta:editing-duration>PT56M34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24" meta:word-count="184" meta:character-count="1199" meta:non-whitespace-character-count="1022"/>
  </office:meta>
</office:document-meta>
</file>